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2">Window manager / graphics</text:span></text:p>
      <text:p text:style-name="Normal">60fps, cross-platform, managed windowing system</text:p>
      <text:p text:style-name="Normal"/>
      <text:p text:style-name="Normal"><text:span text:style-name="T3">Command line</text:span></text:p>
      <text:p text:style-name="Normal"/>
      <text:p text:style-name="P4">Plugin system</text:p>
      <text:p text:style-name="Normal"/>
      <text:p text:style-name="Normal"><text:span text:style-name="T5">Effects engi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ddison, James (GJP)</meta:initial-creator>
    <dc:creator>Addison, James (GJP)</dc:creator>
    <meta:creation-date>2022-02-28T11:31:00Z</meta:creation-date>
    <dc:date>2022-02-28T14:10:00Z</dc:date>
    <meta:template xlink:href="Normal.dotm" xlink:type="simple"/>
    <meta:editing-cycles>3</meta:editing-cycles>
    <meta:editing-duration>PT9540S</meta:editing-duration>
    <meta:document-statistic meta:page-count="1" meta:paragraph-count="1" meta:word-count="17" meta:character-count="118" meta:row-count="1" meta:non-whitespace-character-count="102"/>
  </office:meta>
</office:document-meta>
</file>